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1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6">State of New York./</text:p>
      <text:p text:style-name="P6">Assembly Chamber./</text:p>
      <text:p text:style-name="P6">Albany./</text:p>
      <text:p text:style-name="P3">N. Y. Dec 21[/ inserted by author]91/</text:p>
      <text:p text:style-name="P2">Dear Dr/</text:p>
      <text:p text:style-name="P2"><text:tab/>This only to express/ the sincere hope that you/ are rapidly getting well,/ and will soon again be/ able to resume all your/ important and useful/ duties./</text:p>
      <text:p text:style-name="P2"><text:tab/>Everything here is/ in usual status--again/ wishing you a speedy recovery/ &amp;c-- Yours very tru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1:48:29.49</meta:creation-date>
    <dc:date>2011-11-30T11:51:27.74</dc:date>
    <dc:creator>Penn Libraries</dc:creator>
    <meta:editing-duration>PT00H02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26" meta:character-count="1631"/>
  </office:meta>
</office:document-meta>
</file>